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P1" style:family="paragraph">
      <style:paragraph-properties/>
    </style:style>
  </office:automatic-styles>
  <office:body>
    <office:text>
      <text:p text:style-name="P1"><text:span text:style-name="T1">Warum?</text:span></text:p>
      <text:p text:style-name="P1">Die Software in ihrer jetzigen Form hat einige schwerwiegende Nachteile, die zu beheben aufgrund des bestehenden Quellcodes unter praktischen Gesichtspunkten nicht möglich ist. Mithin ist es notwendig, einen Strich zu ziehen und die Codebasis weitestgehend neu aufzusetzen.</text:p>
      <text:p text:style-name="P1">Bei der Gelegenheit sollten auch grundlegende Konzepte sowie die Strukturen der Datenhaltung und der Programmstruktur überdacht werden. Außerdem können neue Anforderungen wie Kommentare oder Internationalisierung gleich im Konzept mit vorgesehen werden.</text:p>
      <text:p text:style-name="P1">Natürlich werden auch einige Inkonsistenzen, die sich leider über die Zeit hinweg eingeschlichen haben, bereinigt. Darunter fallen Bezeichner für Datenbankfelder und -tabellen. Variablennamen, Modulaufteilungen, Dateibenennungen und das unübersichtliche CSS-Konzept.</text:p>
      <text:p text:style-name="P1">Abfragen über die Daten werden weitestgehend als Views in der Datenbank realisiert und liefern einheitliche Datenstrukturen (was als Views einfacher zu implementieren geht). Damit fällt auch vieles an Zusatz-Code zur Aufbereitung der zu liefernden Daten weg.</text:p>
      <text:p text:style-name="P1">Auf der anderen Seite kann so Ballast abgeschüttelt werden, welcher sich aus der Erfahrung der vergangenen Jahre als unnütz erwiesen hat. Damit wird der Quellcode und die Struktur des Programms ebenfalls wieder ein Stück übersichtlicher in Bezug auf Wartbarkeit. Diese Übersicht wird sich ebenso für die Benutzer in einer einfacheren Handhabung ohne unverständliche und unnötige Zusatzfunktionen bemerkbar machen. Als Ballast wird allerdings auch die Sonderansicht für mobile Geräte wegfallen. Diese erfordert zu viel extra Pflege und wird auf modernen mobilen Geräten so auch nicht mehr verwendet, zumal wenn hier moderne Frontend-Technologien wie im folgenden Absatz genannt eingesetzt werden sollen.</text:p>
      <text:p text:style-name="P1">Ein wesentlicher Punkt des ReBuilds ist zudem noch der konsequente Einsatz von dynamisch generiertem Frontend-Content über AJAX-Aufrufe sowie die Verwendung von Javascript-Bibliotheken wie JQuery. Ziel dessen ist, die Webseite moderner und zugänglicher zu gestalten. Außerdem sollen damit alle Komponenten unter einer einheitlichen Darstellung untergebracht werden. Aus diesen Implementationsansätzen heraus sollte auch eine <text:s text:c="1"/>Verringerung der zu übertragenden Daten machbar sein. Als letztes erhoffe ich mir dadurch auch eine einfachere Gestaltung des Frondends und eine bessere Wartbarkeit der Webseite dadurch, dass das Backend stark vereinfacht wird. Im Frontend-Bereich können darüber hinaus auch externe Entwickler ohne Perl-Kenntnisse maßgebliche Beiträge beisteuern.</text:p>
      <text:p text:style-name="P1"/>
    </office:text>
  </office:body>
</office:document-content>
</file>

<file path=styles.xml><?xml version="1.0" encoding="utf-8"?>
<office:document-styles xmlns:office="urn:oasis:names:tc:opendocument:xmlns:office:1.0" office:version="1.2"/>
</file>